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89a9" officeooo:paragraph-rsid="001c89a9"/>
    </style:style>
    <style:style style:name="P2" style:family="paragraph" style:parent-style-name="Standard">
      <style:paragraph-properties fo:text-align="center" style:justify-single-word="false"/>
      <style:text-properties officeooo:rsid="001c89a9" officeooo:paragraph-rsid="001c89a9"/>
    </style:style>
    <style:style style:name="P3" style:family="paragraph" style:parent-style-name="Standard">
      <style:paragraph-properties fo:text-align="start" style:justify-single-word="false"/>
      <style:text-properties officeooo:rsid="001c89a9" officeooo:paragraph-rsid="001c89a9"/>
    </style:style>
    <style:style style:name="P4" style:family="paragraph" style:parent-style-name="Standard">
      <style:paragraph-properties fo:text-align="start" style:justify-single-word="false"/>
      <style:text-properties officeooo:rsid="001d9734" officeooo:paragraph-rsid="001d9734"/>
    </style:style>
    <style:style style:name="P5" style:family="paragraph" style:parent-style-name="Footer">
      <style:paragraph-properties fo:text-align="end" style:justify-single-word="false"/>
    </style:style>
    <style:style style:name="P6" style:family="paragraph" style:parent-style-name="Text_20_body">
      <style:paragraph-properties fo:margin-top="0cm" fo:margin-bottom="0cm" loext:contextual-spacing="false"/>
      <style:text-properties officeooo:paragraph-rsid="001f2085"/>
    </style:style>
    <style:style style:name="P7" style:family="paragraph" style:parent-style-name="Standard">
      <style:paragraph-properties fo:text-align="start" style:justify-single-word="false"/>
      <style:text-properties officeooo:rsid="001c89a9" officeooo:paragraph-rsid="001c89a9"/>
    </style:style>
    <style:style style:name="P8" style:family="paragraph" style:parent-style-name="Standard">
      <style:paragraph-properties fo:text-align="start" style:justify-single-word="false"/>
      <style:text-properties style:font-name="serif" fo:font-size="15pt" officeooo:paragraph-rsid="00207be4"/>
    </style:style>
    <style:style style:name="P9" style:family="paragraph" style:parent-style-name="Standard">
      <style:paragraph-properties fo:text-align="start" style:justify-single-word="false"/>
      <style:text-properties style:font-name="Liberation Serif" fo:font-size="12pt" fo:font-weight="bold" officeooo:paragraph-rsid="001c89a9"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Liberation Serif" fo:font-size="12pt" fo:font-weight="bold" officeooo:paragraph-rsid="001d9734"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Liberation Serif" fo:font-size="12pt" fo:font-weight="bold" officeooo:paragraph-rsid="001f2085"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Liberation Serif" fo:font-size="12pt" fo:font-weight="bold" officeooo:paragraph-rsid="00207be4"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Liberation Serif" fo:font-size="12pt" fo:font-weight="bold" officeooo:paragraph-rsid="00213692"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Liberation Serif" fo:font-size="12pt" fo:font-weight="bold" officeooo:rsid="00213692" officeooo:paragraph-rsid="00213692"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Liberation Serif" fo:font-size="12pt" officeooo:rsid="00207be4" officeooo:paragraph-rsid="00207be4" style:font-size-asian="10.5pt" style:font-size-complex="12pt"/>
    </style:style>
    <style:style style:name="P16" style:family="paragraph" style:parent-style-name="Standard">
      <style:paragraph-properties fo:text-align="start" style:justify-single-word="false"/>
      <style:text-properties style:font-name="Liberation Serif" fo:font-size="12pt" officeooo:rsid="00213692" officeooo:paragraph-rsid="00213692" style:font-size-asian="10.5pt" style:font-size-complex="12pt"/>
    </style:style>
    <style:style style:name="P17" style:family="paragraph" style:parent-style-name="Standard">
      <style:paragraph-properties fo:text-align="start" style:justify-single-word="false"/>
      <style:text-properties officeooo:rsid="001d9734" officeooo:paragraph-rsid="001f2085"/>
    </style:style>
    <style:style style:name="P18" style:family="paragraph" style:parent-style-name="Standard">
      <style:paragraph-properties fo:text-align="start" style:justify-single-word="false"/>
      <style:text-properties officeooo:rsid="001f2085" officeooo:paragraph-rsid="001f2085"/>
    </style:style>
    <style:style style:name="P19" style:family="paragraph" style:parent-style-name="Standard">
      <style:paragraph-properties fo:text-align="start" style:justify-single-word="false"/>
      <style:text-properties officeooo:rsid="001f2085" officeooo:paragraph-rsid="00215324"/>
    </style:style>
    <style:style style:name="P20" style:family="paragraph" style:parent-style-name="Standard">
      <style:paragraph-properties fo:text-align="start" style:justify-single-word="false"/>
      <style:text-properties officeooo:rsid="00207be4" officeooo:paragraph-rsid="00207be4"/>
    </style:style>
    <style:style style:name="P21" style:family="paragraph" style:parent-style-name="Standard">
      <style:paragraph-properties fo:text-align="start" style:justify-single-word="false"/>
      <style:text-properties officeooo:rsid="00213692" officeooo:paragraph-rsid="00213692"/>
    </style:style>
    <style:style style:name="P22" style:family="paragraph" style:parent-style-name="Standard">
      <style:paragraph-properties fo:text-align="start" style:justify-single-word="false"/>
      <style:text-properties officeooo:rsid="00213692" officeooo:paragraph-rsid="00215324"/>
    </style:style>
    <style:style style:name="P23" style:family="paragraph" style:parent-style-name="Standard">
      <style:paragraph-properties fo:text-align="start" style:justify-single-word="false"/>
      <style:text-properties officeooo:rsid="00213692" officeooo:paragraph-rsid="00215324" loext:padding="0cm" loext:border="none"/>
    </style:style>
    <style:style style:name="P24" style:family="paragraph" style:parent-style-name="Standard">
      <style:paragraph-properties fo:text-align="start" style:justify-single-word="false"/>
      <style:text-properties officeooo:rsid="00215324" officeooo:paragraph-rsid="00215324"/>
    </style:style>
    <style:style style:name="P25" style:family="paragraph" style:parent-style-name="Standard">
      <style:paragraph-properties fo:text-align="center" style:justify-single-word="false"/>
      <style:text-properties fo:font-size="16pt" fo:font-weight="bold" officeooo:rsid="001c89a9" officeooo:paragraph-rsid="001c89a9" style:font-size-asian="16pt" style:font-weight-asian="bold" style:font-size-complex="16pt" style:font-weight-complex="bold"/>
    </style:style>
    <style:style style:name="P26" style:family="paragraph" style:parent-style-name="Standard">
      <style:paragraph-properties fo:text-align="start" style:justify-single-word="false"/>
      <style:text-properties fo:font-size="14pt" fo:font-weight="bold" officeooo:rsid="001c89a9" officeooo:paragraph-rsid="001c89a9" style:font-size-asian="14pt" style:font-weight-asian="bold" style:font-size-complex="14pt" style:font-weight-complex="bold"/>
    </style:style>
    <style:style style:name="P27" style:family="paragraph" style:parent-style-name="Standard">
      <style:paragraph-properties fo:text-align="start" style:justify-single-word="false"/>
      <style:text-properties fo:font-size="14pt" fo:font-weight="bold" officeooo:rsid="00213692" officeooo:paragraph-rsid="00213692" style:font-size-asian="14pt" style:font-weight-asian="bold" style:font-size-complex="14pt" style:font-weight-complex="bold"/>
    </style:style>
    <style:style style:name="T1" style:family="text">
      <style:text-properties officeooo:rsid="001d9734"/>
    </style:style>
    <style:style style:name="T2" style:family="text">
      <style:text-properties officeooo:rsid="001c89a9"/>
    </style:style>
    <style:style style:name="T3" style:family="text">
      <style:text-properties officeooo:rsid="001f2085"/>
    </style:style>
    <style:style style:name="T4" style:family="text">
      <style:text-properties officeooo:rsid="00207be4"/>
    </style:style>
    <style:style style:name="T5" style:family="text">
      <style:text-properties officeooo:rsid="00213692"/>
    </style:style>
    <style:style style:name="T6" style:family="text">
      <style:text-properties officeooo:rsid="00215324"/>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Kevin Youna <text:s/></text:span></text:p>
      <text:p text:style-name="P6">Tomek Lecocq </text:p>
      <text:p text:style-name="P6">Karim Yahiaoui </text:p>
      <text:p text:style-name="P6">Valloris Cylly </text:p>
      <text:p text:style-name="P6">Nguyen Luan </text:p>
      <text:p text:style-name="P1"/>
      <text:p text:style-name="P25">TP3 Système avancé rapport </text:p>
      <text:p text:style-name="P2"/>
      <text:p text:style-name="P3"/>
      <text:p text:style-name="P26">I- <text:s/>Explication de conception</text:p>
      <text:p text:style-name="P3"/>
      <text:p text:style-name="P3"/>
      <text:p text:style-name="P3">Le but de TP est de faire une base de données poss<text:span text:style-name="T6">é</text:span>dant les trois fonctions primaires « put », « get », « delete » .</text:p>
      <text:p text:style-name="P3"/>
      <text:p text:style-name="P3">Langage du code : </text:p>
      <text:p text:style-name="P3"><text:tab/>C++ <text:s/><text:span text:style-name="T1">(</text:span></text:p>
      <text:p text:style-name="P3"><text:tab/>Node.js <text:span text:style-name="T1">(partie serveur) </text:span></text:p>
      <text:p text:style-name="P3"/>
      <text:p text:style-name="P9"/>
      <text:p text:style-name="P9"><text:span text:style-name="T2">Comment vont être stockés les objets</text:span>? Quel format de données sur disque allez-vous utiliser ? </text:p>
      <text:p text:style-name="P3"/>
      <text:p text:style-name="P24">Les objets sont enregistrés dans des fichiers, ceux-ci sont créé et placé dans une arborescence lors de la création de l'objet dans la base de données. </text:p>
      <text:p text:style-name="P24">On a choisi de faire une arborescence pour la base de données ( au lieu de mettre tous les fichiers dans le même dossier) par souci de performance et de propreté. </text:p>
      <text:p text:style-name="P17"/>
      <text:p text:style-name="P10"/>
      <text:p text:style-name="P10"><text:span text:style-name="T1">Comment allez-vous «indexer</text:span>» les objets (passer de la clé aux données stockées pour les GET et les DELETE?</text:p>
      <text:p text:style-name="P4"/>
      <text:p text:style-name="P23">Chaque objet inséré dans la base de données possède une clé, elle correspond au chemin du fichier dans l'arborescence, elle est du type UUID dans le code, car c'est un type qui peut être manipulé avec des bibliothèques (C++) déjà présentes dans Linux. <text:line-break/>Les <text:bookmark text:name="spans0e0"/>uuid sont créés directement à partir du nom de l'objet, <text:span text:style-name="T6">les clés sont donc uniques par objet. </text:span><text:s/></text:p>
      <text:p text:style-name="P22"/>
      <text:p text:style-name="P24"/>
      <text:p text:style-name="P10"><text:span text:style-name="T1">Quelle interface allez-vous offrir pour accéder à ce service</text:span>? (librairie? Commande? Autres..<text:span text:style-name="T3">)</text:span></text:p>
      <text:p text:style-name="P4"/>
      <text:p text:style-name="P19"><text:span text:style-name="T6">On propose une interface en ligne de commande pour le programme interne. Il y a également une API REST (utilise le serveur node.js) </text:span></text:p>
      <text:p text:style-name="P18"/>
      <text:p text:style-name="P11"/>
      <text:p text:style-name="P11"><text:span text:style-name="T3">Allez-vous vous appuyer sur un système de fichiers existants où allez-vous gérer les disques </text:span>directement sans système de fichiers?</text:p>
      <text:p text:style-name="P18"/>
      <text:p text:style-name="P24">On utilise le système de fichiers existant de Linux . </text:p>
      <text:p text:style-name="P20"/>
      <text:p text:style-name="P12"/>
      <text:p text:style-name="P12"><text:soft-page-break/></text:p>
      <text:p text:style-name="P12"><text:span text:style-name="T4">Votre service doit-il s’appuyer sur un ensemble de processus</text:span>? Sur un seul processus multi-thread? Sur un seul processus mono-thread? Utilisation de librairies d’ent<text:span text:style-name="T4">r</text:span>ées sorties asynchrones ?</text:p>
      <text:p text:style-name="P8"/>
      <text:p text:style-name="P15">Le programme de base (interne, en ligne de commande) utilise un seul processus mono-thread avec une utilisation des entrées sorties synchrones. </text:p>
      <text:p text:style-name="P16">L API REST est géré par le serveur node.js, le nombre de processus et de threads est laissé au choix de celui-ci </text:p>
      <text:p text:style-name="P16"/>
      <text:p text:style-name="P13"><text:span text:style-name="T5">Quelles ressources (CPU / mémoire) la machine physique hébergeant votre service devrait-</text:span>elle raisonnablement avoir?</text:p>
      <text:p text:style-name="P16"/>
      <text:p text:style-name="P20">??????????</text:p>
      <text:p text:style-name="P20"/>
      <text:p text:style-name="P20"/>
      <text:p text:style-name="P20"/>
      <text:p text:style-name="P27">II- Element non gérer par le programme </text:p>
      <text:p text:style-name="P21"/>
      <text:p text:style-name="P14"/>
      <text:p text:style-name="P13"><text:span text:style-name="T5">Comment allez-vous vous assurer que votre système (les données que l’utilisateur vous </text:span>confie) résiste aux crash de votre service, du système, de la machine? Quelles précautions allez-vous prendre ? </text:p>
      <text:p text:style-name="P21"/>
      <text:p text:style-name="P24">Aucune implémentation de protection des données pour l'instant. Mais il est possible de modifier le contenu d'un objet dans la base de données, afin de corriger les défauts pouvant apparaître lors d'un crash. </text:p>
      <text:p text:style-name="P21"/>
      <text:p text:style-name="P21"/>
      <text:p text:style-name="P13"><text:span text:style-name="T5">Comment allez-vous vérifier que les données ne sont pas corrompues </text:span>?</text:p>
      <text:p text:style-name="P21"/>
      <text:p text:style-name="P24">La vérification des données n'est pas implémentée dans le programme, par contre on pourrait implémenter des checksums pour chaque fichier afin de vérifier qu'ils ne sont pas corrompus dès qu'on demande un « get ».</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0T18:21:20.101000000</meta:creation-date>
    <dc:date>2017-03-31T13:40:34.535000000</dc:date>
    <meta:editing-duration>PT29M2S</meta:editing-duration>
    <meta:editing-cycles>2</meta:editing-cycles>
    <meta:generator>LibreOffice/5.0.4.2$Windows_x86 LibreOffice_project/2b9802c1994aa0b7dc6079e128979269cf95bc78</meta:generator>
    <meta:document-statistic meta:table-count="0" meta:image-count="0" meta:object-count="0" meta:page-count="2" meta:paragraph-count="31" meta:word-count="468" meta:character-count="2869" meta:non-whitespace-character-count="2406"/>
  </office:meta>
</office:document-meta>
</file>